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width="0.102cm" svg:stroke-color="#008000" draw:marker-start-width="0.457cm" draw:marker-end-width="0.457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c0c0c0" draw:marker-start-width="0.457cm" draw:marker-end-width="0.457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standard">
      <style:graphic-properties svg:stroke-width="0.203cm" svg:stroke-color="#ffb515" draw:marker-start="Symmetric_20_Arrow" draw:marker-start-width="0.61cm" draw:marker-end="" draw:marker-end-width="0.61cm" draw:textarea-horizontal-align="center" draw:textarea-vertical-align="middle" fo:padding-top="0.226cm" fo:padding-bottom="0.226cm" fo:padding-left="0.351cm" fo:padding-right="0.35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c90016" draw:textarea-horizontal-align="justify" draw:textarea-vertical-align="middle" draw:auto-grow-height="false"/>
    </style:style>
    <style:style style:name="gr7" style:family="graphic" style:parent-style-name="standard">
      <style:graphic-properties svg:stroke-color="#c0c0c0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svg:stroke-width="0.102cm" draw:marker-start-width="0.457cm" draw:marker-end-width="0.457cm" draw:fill-color="#ff6309" draw:textarea-horizontal-align="justify" draw:textarea-vertical-align="middle" draw:auto-grow-height="fals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c0c0c0"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color="#c0c0c0"/>
    </style:style>
    <style:style style:name="T1" style:family="text">
      <style:text-properties fo:color="#c0c0c0" fo:font-size="24pt" style:font-size-asian="24pt" style:font-size-complex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-12% 50%" fo:font-size="24pt" style:font-size-asian="24pt" style:font-size-complex="24pt"/>
    </style:style>
    <style:style style:name="T4" style:family="text">
      <style:text-properties fo:color="#c0c0c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517cm" svg:height="1.105cm" svg:x="17.638cm" svg:y="3.426cm">
            <text:p text:style-name="P5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-0.517cm" svg:height="-1.105cm" svg:x="18.155cm" svg:y="3.115cm">
            <text:p text:style-name="P5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2" draw:text-style-name="P2" draw:layer="layout" svg:width="2.297cm" svg:height="1.395cm" svg:x="11.956cm" svg:y="2.573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97cm" svg:height="1.395cm" svg:x="6.257cm" svg:y="2.574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97cm" svg:height="1.395cm" svg:x="2.358cm" svg:y="2.575cm">
          <text:p text:style-name="P5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97cm" svg:height="1.395cm" svg:x="9.149cm" svg:y="4.875cm">
          <text:p text:style-name="P2"><text:span text:style-name="T1">Fluo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339cm" svg:y1="3.263cm" svg:x2="18.413cm" svg:y2="3.24cm">
          <text:p text:style-name="P5"/>
        </draw:line>
        <draw:frame draw:style-name="gr5" draw:text-style-name="P4" draw:layer="layout" svg:width="0.976cm" svg:height="1.301cm" svg:x="12.695cm" svg:y="1.355cm">
          <draw:text-box>
            <text:p text:style-name="P2"><text:span text:style-name="T2">I</text:span><text:span text:style-name="T3">0</text:span></text:p>
          </draw:text-box>
        </draw:frame>
        <draw:frame draw:style-name="gr5" draw:layer="layout" svg:width="1.7cm" svg:height="1.038cm" svg:x="17.046cm" svg:y="4.762cm">
          <draw:text-box>
            <text:p text:style-name="P5">Slits</text:p>
          </draw:text-box>
        </draw:frame>
        <draw:frame draw:style-name="gr5" draw:text-style-name="P4" draw:layer="layout" svg:width="0.997cm" svg:height="1.301cm" svg:x="6.995cm" svg:y="1.356cm">
          <draw:text-box>
            <text:p text:style-name="P2"><text:span text:style-name="T2">I</text:span><text:span text:style-name="T3">T</text:span></text:p>
          </draw:text-box>
        </draw:frame>
        <draw:frame draw:style-name="gr5" draw:text-style-name="P4" draw:layer="layout" svg:width="1.044cm" svg:height="1.301cm" svg:x="3.195cm" svg:y="1.357cm">
          <draw:text-box>
            <text:p text:style-name="P2"><text:span text:style-name="T2">I</text:span><text:span text:style-name="T3">R</text:span></text:p>
          </draw:text-box>
        </draw:frame>
        <draw:frame draw:style-name="gr5" draw:layer="layout" svg:width="2.653cm" svg:height="1.038cm" svg:x="8.973cm" svg:y="1.028cm">
          <draw:text-box>
            <text:p text:style-name="P5">Sample</text:p>
          </draw:text-box>
        </draw:frame>
        <draw:custom-shape draw:style-name="gr6" draw:text-style-name="P1" draw:layer="layout" svg:width="0.347cm" svg:height="2.342cm" svg:x="5.119cm" svg:y="2.08cm">
          <text:p text:style-name="P5"/>
          <draw:enhanced-geometry svg:viewBox="0 0 21600 21600" draw:type="rectangle" draw:enhanced-path="M 0 0 L 21600 0 21600 21600 0 21600 0 0 Z N"/>
        </draw:custom-shape>
        <draw:frame draw:style-name="gr5" draw:layer="layout" svg:width="3.41cm" svg:height="1.038cm" svg:x="3.709cm" svg:y="4.529cm">
          <draw:text-box>
            <text:p text:style-name="P5">Reference</text:p>
          </draw:text-box>
        </draw:frame>
        <draw:custom-shape draw:style-name="gr7" draw:text-style-name="P1" draw:layer="layout" svg:width="2.16cm" svg:height="0.291cm" svg:x="14.946cm" svg:y="3.523cm">
          <text:p text:style-name="P5"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157cm" svg:height="1.038cm" svg:x="14.948cm" svg:y="3.704cm">
          <draw:text-box>
            <text:p text:style-name="P5"><text:span text:style-name="T4">mirror</text:span></text:p>
          </draw:text-box>
        </draw:frame>
        <draw:custom-shape draw:style-name="gr8" draw:text-style-name="P1" draw:layer="layout" svg:width="2.064cm" svg:height="2.326cm" svg:x="9.265cm" svg:y="2.013cm">
          <text:p text:style-name="P5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58cm" fo:page-height="7.6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8-03T10:07:22</meta:creation-date>
    <dc:creator>Bruce Ravel</dc:creator>
    <dc:date>2008-08-13T09:13:48</dc:date>
    <meta:editing-cycles>4</meta:editing-cycles>
    <meta:editing-duration>PT36M17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